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21866212897335701"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903590065756275404"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530986163418483991"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46532673115392326"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36195910349276525"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292089889110480961"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56160549977755844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8427731752476670361"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0421107" text:continue-list="list156160549977755844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660031308253416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2160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33222"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411898"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424393"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26569"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726654240042168574"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3T20:20:36.72</dc:date>
    <dc:creator>James Lombardi</dc:creator>
    <meta:editing-duration>P9DT1H12M47S</meta:editing-duration>
    <meta:editing-cycles>768</meta:editing-cycles>
    <meta:generator>OpenOffice/4.1.2$Win32 OpenOffice.org_project/412m3$Build-9782</meta:generator>
    <meta:document-statistic meta:table-count="0" meta:image-count="1" meta:object-count="0" meta:page-count="84" meta:paragraph-count="2338" meta:word-count="26341" meta:character-count="134410"/>
  </office:meta>
</office:document-meta>
</file>